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ManyCheckboxExtensionTag.doStartTag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SelectManyCheckbox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LabelWidth( javax . el . ValueExpression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Markup( javax . el . ValueExpression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Focus( javax . el . ValueExpression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RenderRange( javax . el . ValueExpression render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ValidatorMessage( javax . el . ValueExpression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Validator( javax . el . MethodExpression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Onchange( javax . el . ValueExpression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ValueChangeListener( javax . el . MethodExpression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lectManyCheckboxExtensionTag.setTip( javax . el . ValueExpression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TabIndex( javax . el . ValueExpression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Readonly( javax . el . ValueExpressio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RequiredMessage( javax . el . ValueExpression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Converter( javax . el . ValueExpression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ConverterMessage( javax . el . ValueExpression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ManyCheckboxExtensionTag.setRequired( javax . el . ValueExpressio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ManyCheckboxExtensionTag.setInline( javax . el . ValueExpression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